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 / AU</text:p>
          </table:table-cell>
          <table:table-cell/>
          <table:table-cell office:value-type="string" calcext:value-type="string">
            <text:p>Radius</text:p>
          </table:table-cell>
          <table:table-cell office:value-type="string" calcext:value-type="string">
            <text:p>in AU</text:p>
          </table:table-cell>
        </table:table-row>
        <table:table-row table:style-name="ro1">
          <table:table-cell table:style-name="ce1" office:value-type="float" office:value="149597870700" calcext:value-type="float">
            <text:p>149597870700</text:p>
          </table:table-cell>
          <table:table-cell office:value-type="string" calcext:value-type="string">
            <text:p>Earth</text:p>
          </table:table-cell>
          <table:table-cell office:value-type="float" office:value="6371000" calcext:value-type="float">
            <text:p>6371000</text:p>
          </table:table-cell>
          <table:table-cell table:formula="of:=[.C2]/[.A2]" office:value-type="float" office:value="0.0000425875045559723" calcext:value-type="float">
            <text:p>4.25875045559723E-05</text:p>
          </table:table-cell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table:style-name="ce2" office:value-type="float" office:value="695700000" calcext:value-type="float">
            <text:p>6.96E+08</text:p>
          </table:table-cell>
          <table:table-cell table:formula="of:=[.C3]/[.A2]" office:value-type="float" office:value="0.00465046726096216" calcext:value-type="float">
            <text:p>0.00465046726096216</text:p>
          </table:table-cell>
        </table:table-row>
        <table:table-row table:style-name="ro1">
          <table:table-cell/>
          <table:table-cell office:value-type="string" calcext:value-type="string">
            <text:p>Earth orbit perihelion</text:p>
          </table:table-cell>
          <table:table-cell office:value-type="float" office:value="147098450000" calcext:value-type="float">
            <text:p>147098450000</text:p>
          </table:table-cell>
          <table:table-cell table:formula="of:=[.C4]/[.A2]" office:value-type="float" office:value="0.983292404575649" calcext:value-type="float">
            <text:p>0.983292404575649</text:p>
          </table:table-cell>
        </table:table-row>
        <table:table-row table:style-name="ro1">
          <table:table-cell office:value-type="string" calcext:value-type="string">
            <text:p>Kg / M</text:p>
          </table:table-cell>
          <table:table-cell/>
          <table:table-cell office:value-type="string" calcext:value-type="string">
            <text:p>Mass in kg</text:p>
          </table:table-cell>
          <table:table-cell office:value-type="string" calcext:value-type="string">
            <text:p>in M</text:p>
          </table:table-cell>
        </table:table-row>
        <table:table-row table:style-name="ro1">
          <table:table-cell table:style-name="ce2" office:value-type="float" office:value="1.9885E+030" calcext:value-type="float">
            <text:p>1.99E+30</text:p>
          </table:table-cell>
          <table:table-cell office:value-type="string" calcext:value-type="string">
            <text:p>Earth</text:p>
          </table:table-cell>
          <table:table-cell table:style-name="ce2" office:value-type="float" office:value="5.972168E+024" calcext:value-type="float">
            <text:p>5.97E+24</text:p>
          </table:table-cell>
          <table:table-cell table:formula="of:=[.C6]/[.A6]" office:value-type="float" office:value="0.00000300335328136787" calcext:value-type="float">
            <text:p>3.00335328136787E-06</text:p>
          </table:table-cell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table:style-name="ce2" office:value-type="float" office:value="1.9885E+030" calcext:value-type="float">
            <text:p>1.99E+30</text:p>
          </table:table-cell>
          <table:table-cell table:formula="of:=[.C7]/[.A6]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 / Yr</text:p>
          </table:table-cell>
          <table:table-cell table:number-columns-repeated="3"/>
        </table:table-row>
        <table:table-row table:style-name="ro1">
          <table:table-cell table:style-name="ce2" office:value-type="float" office:value="31557600" calcext:value-type="float">
            <text:p>3.16E+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^3/kg^-1/s^-2</text:p>
          </table:table-cell>
          <table:table-cell office:value-type="string" calcext:value-type="string">
            <text:p>AU^3/M^-1/Yr^-2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table:style-name="ce2" office:value-type="float" office:value="0.000000000066743" calcext:value-type="float">
            <text:p>6.67E-11</text:p>
          </table:table-cell>
          <table:table-cell table:formula="of:=[.C12]*[.A6]*[.A10]^2/[.A2]^3" office:value-type="float" office:value="39.4787157924009" calcext:value-type="float">
            <text:p>39.47871579240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 m/s</text:p>
          </table:table-cell>
          <table:table-cell office:value-type="string" calcext:value-type="string">
            <text:p>in AU/Yr</text:p>
          </table:table-cell>
        </table:table-row>
        <table:table-row table:style-name="ro1">
          <table:table-cell/>
          <table:table-cell office:value-type="string" calcext:value-type="string">
            <text:p>Earth speed at perhelion</text:p>
          </table:table-cell>
          <table:table-cell office:value-type="float" office:value="30290" calcext:value-type="float">
            <text:p>30290</text:p>
          </table:table-cell>
          <table:table-cell table:formula="of:=[.C14]*[.A10]/[.A2]" office:value-type="float" office:value="6.38966115979617" calcext:value-type="float">
            <text:p>6.389661159796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0T14:13:36.584000000</meta:creation-date>
    <dc:date>2024-08-20T18:22:37.421000000</dc:date>
    <meta:editing-duration>PT2H47M26S</meta:editing-duration>
    <meta:editing-cycles>2</meta:editing-cycles>
    <meta:generator>LibreOffice/24.2.4.2$Windows_X86_64 LibreOffice_project/51a6219feb6075d9a4c46691dcfe0cd9c4fff3c2</meta:generator>
    <meta:document-statistic meta:table-count="1" meta:cell-count="35" meta:object-count="0"/>
  </office:meta>
</office:document-meta>
</file>